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1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2" office:value-type="string" calcext:value-type="string">
            <text:p>Pr(&gt;|t|)</text:p>
          </table:table-cell>
          <table:table-cell table:style-name="ce2" office:value-type="string" calcext:value-type="string">
            <text:p>T-value </text:p>
          </table:table-cell>
          <table:table-cell table:style-name="ce2" office:value-type="string" calcext:value-type="string">
            <text:p>Std. Error </text:p>
          </table:table-cell>
          <table:table-cell table:style-name="ce1" office:value-type="string" calcext:value-type="string">
            <text:p>Estimat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string" calcext:value-type="string">
            <text:p>&lt;2e-16</text:p>
          </table:table-cell>
          <table:table-cell office:value-type="float" office:value="17.499" calcext:value-type="float">
            <text:p>1.75E+01</text:p>
          </table:table-cell>
          <table:table-cell office:value-type="float" office:value="0.0642995" calcext:value-type="float">
            <text:p>6.43E-02</text:p>
          </table:table-cell>
          <table:table-cell office:value-type="float" office:value="1.1251645" calcext:value-type="float">
            <text:p>1.1251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</text:p>
          </table:table-cell>
          <table:table-cell office:value-type="string" calcext:value-type="string">
            <text:p>&lt;2e-16</text:p>
          </table:table-cell>
          <table:table-cell office:value-type="float" office:value="16.825" calcext:value-type="float">
            <text:p>1.68E+01</text:p>
          </table:table-cell>
          <table:table-cell office:value-type="float" office:value="0.005352" calcext:value-type="float">
            <text:p>5.35E-03</text:p>
          </table:table-cell>
          <table:table-cell office:value-type="float" office:value="0.0900475" calcext:value-type="float">
            <text:p>0.0900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water used</text:p>
          </table:table-cell>
          <table:table-cell table:style-name="ce4" office:value-type="string" calcext:value-type="string">
            <text:p>0.7294</text:p>
          </table:table-cell>
          <table:table-cell office:value-type="float" office:value="-0.346" calcext:value-type="float">
            <text:p>-3.46E-01</text:p>
          </table:table-cell>
          <table:table-cell office:value-type="float" office:value="0.0067354" calcext:value-type="float">
            <text:p>6.74E-03</text:p>
          </table:table-cell>
          <table:table-cell office:value-type="float" office:value="-0.0023301" calcext:value-type="float">
            <text:p>-0.0023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tractor passes</text:p>
          </table:table-cell>
          <table:table-cell office:value-type="float" office:value="0.5218" calcext:value-type="float">
            <text:p>5.22E-01</text:p>
          </table:table-cell>
          <table:table-cell office:value-type="float" office:value="-0.641" calcext:value-type="float">
            <text:p>-6.41E-01</text:p>
          </table:table-cell>
          <table:table-cell office:value-type="float" office:value="0.1039408" calcext:value-type="float">
            <text:p>1.04E-01</text:p>
          </table:table-cell>
          <table:table-cell office:value-type="float" office:value="-0.0665902" calcext:value-type="float">
            <text:p>-0.06659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synthetic nitrogen applied</text:p>
          </table:table-cell>
          <table:table-cell office:value-type="float" office:value="0.3954" calcext:value-type="float">
            <text:p>3.95E-01</text:p>
          </table:table-cell>
          <table:table-cell office:value-type="float" office:value="-0.85" calcext:value-type="float">
            <text:p>-8.50E-01</text:p>
          </table:table-cell>
          <table:table-cell office:value-type="float" office:value="0.0248254" calcext:value-type="float">
            <text:p>2.48E-02</text:p>
          </table:table-cell>
          <table:table-cell office:value-type="float" office:value="-0.021098" calcext:value-type="float">
            <text:p>-0.021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organic nitrogen applied</text:p>
          </table:table-cell>
          <table:table-cell office:value-type="float" office:value="0.6458" calcext:value-type="float">
            <text:p>6.46E-01</text:p>
          </table:table-cell>
          <table:table-cell office:value-type="float" office:value="0.46" calcext:value-type="float">
            <text:p>4.60E-01</text:p>
          </table:table-cell>
          <table:table-cell office:value-type="float" office:value="0.0251302" calcext:value-type="float">
            <text:p>2.51E-02</text:p>
          </table:table-cell>
          <table:table-cell office:value-type="float" office:value="0.0115494" calcext:value-type="float">
            <text:p>0.0115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synthetic fertiliser applied</text:p>
          </table:table-cell>
          <table:table-cell office:value-type="float" office:value="0.6657" calcext:value-type="float">
            <text:p>6.66E-01</text:p>
          </table:table-cell>
          <table:table-cell office:value-type="float" office:value="0.432" calcext:value-type="float">
            <text:p>4.32E-01</text:p>
          </table:table-cell>
          <table:table-cell office:value-type="float" office:value="0.0125565" calcext:value-type="float">
            <text:p>1.26E-02</text:p>
          </table:table-cell>
          <table:table-cell office:value-type="float" office:value="0.0054254" calcext:value-type="float">
            <text:p>0.0054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organic fertiliser applied</text:p>
          </table:table-cell>
          <table:table-cell office:value-type="float" office:value="0.1319" calcext:value-type="float">
            <text:p>1.32E-01</text:p>
          </table:table-cell>
          <table:table-cell office:value-type="float" office:value="-1.507" calcext:value-type="float">
            <text:p>-1.51E+00</text:p>
          </table:table-cell>
          <table:table-cell office:value-type="float" office:value="0.0119626" calcext:value-type="float">
            <text:p>1.20E-02</text:p>
          </table:table-cell>
          <table:table-cell office:value-type="float" office:value="-0.0180241" calcext:value-type="float">
            <text:p>-0.0180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ashing number of times passes per year</text:p>
          </table:table-cell>
          <table:table-cell office:value-type="float" office:value="0.5551" calcext:value-type="float">
            <text:p>5.55E-01</text:p>
          </table:table-cell>
          <table:table-cell office:value-type="float" office:value="0.59" calcext:value-type="float">
            <text:p>5.90E-01</text:p>
          </table:table-cell>
          <table:table-cell office:value-type="float" office:value="0.1040865" calcext:value-type="float">
            <text:p>1.04E-01</text:p>
          </table:table-cell>
          <table:table-cell office:value-type="float" office:value="0.0614265" calcext:value-type="float">
            <text:p>0.0614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icide spraying number of times passes per year</text:p>
          </table:table-cell>
          <table:table-cell office:value-type="float" office:value="0.5171" calcext:value-type="float">
            <text:p>5.17E-01</text:p>
          </table:table-cell>
          <table:table-cell office:value-type="float" office:value="0.648" calcext:value-type="float">
            <text:p>6.48E-01</text:p>
          </table:table-cell>
          <table:table-cell office:value-type="float" office:value="0.1039972" calcext:value-type="float">
            <text:p>1.04E-01</text:p>
          </table:table-cell>
          <table:table-cell office:value-type="float" office:value="0.0673794" calcext:value-type="float">
            <text:p>0.06737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bicide spraying number of times passes per year</text:p>
          </table:table-cell>
          <table:table-cell office:value-type="float" office:value="0.4894" calcext:value-type="float">
            <text:p>4.89E-01</text:p>
          </table:table-cell>
          <table:table-cell office:value-type="float" office:value="0.691" calcext:value-type="float">
            <text:p>6.91E-01</text:p>
          </table:table-cell>
          <table:table-cell office:value-type="float" office:value="0.1039081" calcext:value-type="float">
            <text:p>1.04E-01</text:p>
          </table:table-cell>
          <table:table-cell office:value-type="float" office:value="0.0718345" calcext:value-type="float">
            <text:p>0.0718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ecticide spraying number of times passes per year</text:p>
          </table:table-cell>
          <table:table-cell office:value-type="float" office:value="0.6117" calcext:value-type="float">
            <text:p>6.12E-01</text:p>
          </table:table-cell>
          <table:table-cell office:value-type="float" office:value="0.508" calcext:value-type="float">
            <text:p>5.08E-01</text:p>
          </table:table-cell>
          <table:table-cell office:value-type="float" office:value="0.1037778" calcext:value-type="float">
            <text:p>1.04E-01</text:p>
          </table:table-cell>
          <table:table-cell office:value-type="float" office:value="0.0526812" calcext:value-type="float">
            <text:p>0.0526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nitrogen applied</text:p>
          </table:table-cell>
          <table:table-cell office:value-type="float" office:value="0.6544" calcext:value-type="float">
            <text:p>6.54E-01</text:p>
          </table:table-cell>
          <table:table-cell office:value-type="float" office:value="-0.448" calcext:value-type="float">
            <text:p>-4.48E-01</text:p>
          </table:table-cell>
          <table:table-cell office:value-type="float" office:value="0.0269705" calcext:value-type="float">
            <text:p>2.70E-02</text:p>
          </table:table-cell>
          <table:table-cell office:value-type="float" office:value="-0.0120761" calcext:value-type="float">
            <text:p>-0.0120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fertiliser applied</text:p>
          </table:table-cell>
          <table:table-cell office:value-type="float" office:value="0.0479" calcext:value-type="float">
            <text:p>4.79E-02</text:p>
          </table:table-cell>
          <table:table-cell office:value-type="float" office:value="1.979" calcext:value-type="float">
            <text:p>1.98E+00</text:p>
          </table:table-cell>
          <table:table-cell office:value-type="float" office:value="0.0141879" calcext:value-type="float">
            <text:p>1.42E-02</text:p>
          </table:table-cell>
          <table:table-cell office:value-type="float" office:value="0.0280715" calcext:value-type="float">
            <text:p>0.028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 / log area harvested</text:p>
          </table:table-cell>
          <table:table-cell office:value-type="string" calcext:value-type="string">
            <text:p>&lt;2e-16</text:p>
          </table:table-cell>
          <table:table-cell office:value-type="float" office:value="-38.774" calcext:value-type="float">
            <text:p>-3.88E+01</text:p>
          </table:table-cell>
          <table:table-cell office:value-type="float" office:value="0.0006133" calcext:value-type="float">
            <text:p>6.13E-04</text:p>
          </table:table-cell>
          <table:table-cell office:value-type="float" office:value="-0.0237813" calcext:value-type="float">
            <text:p>-0.0237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water used</text:p>
          </table:table-cell>
          <table:table-cell office:value-type="string" calcext:value-type="string">
            <text:p>&lt;2e-16</text:p>
          </table:table-cell>
          <table:table-cell office:value-type="float" office:value="17.181" calcext:value-type="float">
            <text:p>1.72E+01</text:p>
          </table:table-cell>
          <table:table-cell office:value-type="float" office:value="0.0016876" calcext:value-type="float">
            <text:p>1.69E-03</text:p>
          </table:table-cell>
          <table:table-cell office:value-type="float" office:value="0.0289949" calcext:value-type="float">
            <text:p>0.0289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synthetic nitrogen applied</text:p>
          </table:table-cell>
          <table:table-cell office:value-type="float" office:value="0.2072" calcext:value-type="float">
            <text:p>2.07E-01</text:p>
          </table:table-cell>
          <table:table-cell office:value-type="float" office:value="1.261" calcext:value-type="float">
            <text:p>1.26E+00</text:p>
          </table:table-cell>
          <table:table-cell office:value-type="float" office:value="0.0057351" calcext:value-type="float">
            <text:p>5.74E-03</text:p>
          </table:table-cell>
          <table:table-cell office:value-type="float" office:value="0.0072346" calcext:value-type="float">
            <text:p>0.0072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organic nitrogen applied</text:p>
          </table:table-cell>
          <table:table-cell office:value-type="float" office:value="0.732" calcext:value-type="float">
            <text:p>7.32E-01</text:p>
          </table:table-cell>
          <table:table-cell office:value-type="float" office:value="-0.342" calcext:value-type="float">
            <text:p>-3.42E-01</text:p>
          </table:table-cell>
          <table:table-cell office:value-type="float" office:value="0.00567" calcext:value-type="float">
            <text:p>5.67E-03</text:p>
          </table:table-cell>
          <table:table-cell office:value-type="float" office:value="-0.0019415" calcext:value-type="float">
            <text:p>-0.0019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synthetic fertiliser applied</text:p>
          </table:table-cell>
          <table:table-cell office:value-type="float" office:value="0.6562" calcext:value-type="float">
            <text:p>6.56E-01</text:p>
          </table:table-cell>
          <table:table-cell office:value-type="float" office:value="0.445" calcext:value-type="float">
            <text:p>4.45E-01</text:p>
          </table:table-cell>
          <table:table-cell office:value-type="float" office:value="0.0030764" calcext:value-type="float">
            <text:p>3.08E-03</text:p>
          </table:table-cell>
          <table:table-cell office:value-type="float" office:value="0.0013696" calcext:value-type="float">
            <text:p>0.0013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organic fertiliser applied</text:p>
          </table:table-cell>
          <table:table-cell office:value-type="float" office:value="0.0692" calcext:value-type="float">
            <text:p>6.92E-02</text:p>
          </table:table-cell>
          <table:table-cell office:value-type="float" office:value="1.817" calcext:value-type="float">
            <text:p>1.82E+00</text:p>
          </table:table-cell>
          <table:table-cell office:value-type="float" office:value="0.0027468" calcext:value-type="float">
            <text:p>2.75E-03</text:p>
          </table:table-cell>
          <table:table-cell office:value-type="float" office:value="0.0049921" calcext:value-type="float">
            <text:p>0.00499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</table:table>
      <table:table table:name="Table 2" table:style-name="ta1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td. Error </text:p>
          </table:table-cell>
          <table:table-cell table:style-name="ce1" office:value-type="string" calcext:value-type="string">
            <text:p>T-value</text:p>
          </table:table-cell>
          <table:table-cell table:style-name="ce1" office:value-type="string" calcext:value-type="string">
            <text:p>Pr&gt;|t|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1.1320268" calcext:value-type="float">
            <text:p>1.1320268</text:p>
          </table:table-cell>
          <table:table-cell office:value-type="float" office:value="0.0642067" calcext:value-type="float">
            <text:p>0.0642067</text:p>
          </table:table-cell>
          <table:table-cell office:value-type="float" office:value="17.631" calcext:value-type="float">
            <text:p>17.631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</text:p>
          </table:table-cell>
          <table:table-cell office:value-type="float" office:value="0.0889966" calcext:value-type="float">
            <text:p>0.0889966</text:p>
          </table:table-cell>
          <table:table-cell office:value-type="float" office:value="0.0053378" calcext:value-type="float">
            <text:p>0.0053378</text:p>
          </table:table-cell>
          <table:table-cell office:value-type="float" office:value="16.673" calcext:value-type="float">
            <text:p>16.673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water used</text:p>
          </table:table-cell>
          <table:table-cell office:value-type="float" office:value="0.0020878" calcext:value-type="float">
            <text:p>0.0020878</text:p>
          </table:table-cell>
          <table:table-cell office:value-type="float" office:value="0.0066645" calcext:value-type="float">
            <text:p>0.0066645</text:p>
          </table:table-cell>
          <table:table-cell office:value-type="float" office:value="0.313" calcext:value-type="float">
            <text:p>0.313</text:p>
          </table:table-cell>
          <table:table-cell office:value-type="float" office:value="0.754084" calcext:value-type="float">
            <text:p>0.754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fertiliser applied</text:p>
          </table:table-cell>
          <table:table-cell office:value-type="float" office:value="0.0040541" calcext:value-type="float">
            <text:p>0.0040541</text:p>
          </table:table-cell>
          <table:table-cell office:value-type="float" office:value="0.0011234" calcext:value-type="float">
            <text:p>0.0011234</text:p>
          </table:table-cell>
          <table:table-cell office:value-type="float" office:value="3.609" calcext:value-type="float">
            <text:p>3.609</text:p>
          </table:table-cell>
          <table:table-cell office:value-type="float" office:value="0.000311" calcext:value-type="float">
            <text:p>0.000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 / log area harvested</text:p>
          </table:table-cell>
          <table:table-cell office:value-type="float" office:value="-0.0238219" calcext:value-type="float">
            <text:p>-0.0238219</text:p>
          </table:table-cell>
          <table:table-cell office:value-type="float" office:value="0.0006112" calcext:value-type="float">
            <text:p>0.0006112</text:p>
          </table:table-cell>
          <table:table-cell office:value-type="float" office:value="-38.973" calcext:value-type="float">
            <text:p>-38.973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water used</text:p>
          </table:table-cell>
          <table:table-cell office:value-type="float" office:value="0.028473" calcext:value-type="float">
            <text:p>0.028473</text:p>
          </table:table-cell>
          <table:table-cell office:value-type="float" office:value="0.0016671" calcext:value-type="float">
            <text:p>0.0016671</text:p>
          </table:table-cell>
          <table:table-cell office:value-type="float" office:value="17.079" calcext:value-type="float">
            <text:p>17.079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</table:table>
      <table:table table:name="Table 3" table:style-name="ta1"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office:value-type="string" calcext:value-type="string">
            <text:p>T-value</text:p>
          </table:table-cell>
          <table:table-cell office:value-type="string" calcext:value-type="string">
            <text:p>Pr(&gt;|t|)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5.551638" calcext:value-type="float">
            <text:p>5.551638</text:p>
          </table:table-cell>
          <table:table-cell office:value-type="float" office:value="0.184025" calcext:value-type="float">
            <text:p>0.184025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total emissions</text:p>
          </table:table-cell>
          <table:table-cell office:value-type="float" office:value="0.242906" calcext:value-type="float">
            <text:p>0.24290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water used</text:p>
          </table:table-cell>
          <table:table-cell office:value-type="float" office:value="-0.773733" calcext:value-type="float">
            <text:p>-0.773733</text:p>
          </table:table-cell>
          <table:table-cell office:value-type="float" office:value="0.019208" calcext:value-type="float">
            <text:p>0.019208</text:p>
          </table:table-cell>
          <table:table-cell office:value-type="float" office:value="-40.28" calcext:value-type="float">
            <text:p>-40.28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total emissions / log area harvested</text:p>
          </table:table-cell>
          <table:table-cell office:value-type="float" office:value="-0.095304" calcext:value-type="float">
            <text:p>-0.095304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-55.4" calcext:value-type="float">
            <text:p>-55.4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area harvested / log water used</text:p>
          </table:table-cell>
          <table:table-cell office:value-type="float" office:value="0.203021" calcext:value-type="float">
            <text:p>0.203021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&lt;2e-16</text:p>
          </table:table-cell>
        </table:table-row>
      </table:table>
      <table:table table:name="Table 4" table:style-name="ta1"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N-split</text:p>
          </table:table-cell>
          <table:table-cell table:style-name="ce1" office:value-type="string" calcext:value-type="string">
            <text:p>rel error</text:p>
          </table:table-cell>
          <table:table-cell table:style-name="ce1" office:value-type="string" calcext:value-type="string">
            <text:p>xerror</text:p>
          </table:table-cell>
          <table:table-cell table:style-name="ce1" office:value-type="string" calcext:value-type="string">
            <text:p>xstd</text:p>
          </table:table-cell>
        </table:table-row>
        <table:table-row table:style-name="ro1">
          <table:table-cell office:value-type="float" office:value="0.060795" calcext:value-type="float">
            <text:p>0.0607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8562" calcext:value-type="float">
            <text:p>0.0078562</text:p>
          </table:table-cell>
        </table:table-row>
        <table:table-row table:style-name="ro1">
          <table:table-cell office:value-type="float" office:value="0.022443" calcext:value-type="float">
            <text:p>0.022443</text:p>
          </table:table-cell>
          <table:table-cell office:value-type="float" office:value="1" calcext:value-type="float">
            <text:p>1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807" calcext:value-type="float">
            <text:p>0.93807</text:p>
          </table:table-cell>
          <table:table-cell office:value-type="float" office:value="0.0084153" calcext:value-type="float">
            <text:p>0.0084153</text:p>
          </table:table-cell>
        </table:table-row>
        <table:table-row table:style-name="ro1">
          <table:table-cell office:value-type="float" office:value="0.014205" calcext:value-type="float">
            <text:p>0.014205</text:p>
          </table:table-cell>
          <table:table-cell office:value-type="float" office:value="3" calcext:value-type="float">
            <text:p>3</text:p>
          </table:table-cell>
          <table:table-cell office:value-type="float" office:value="0.89432" calcext:value-type="float">
            <text:p>0.89432</text:p>
          </table:table-cell>
          <table:table-cell office:value-type="float" office:value="0.89261" calcext:value-type="float">
            <text:p>0.89261</text:p>
          </table:table-cell>
          <table:table-cell office:value-type="float" office:value="0.0087412" calcext:value-type="float">
            <text:p>0.00874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88011" calcext:value-type="float">
            <text:p>0.88011</text:p>
          </table:table-cell>
          <table:table-cell office:value-type="float" office:value="0.87756" calcext:value-type="float">
            <text:p>0.87756</text:p>
          </table:table-cell>
          <table:table-cell office:value-type="float" office:value="0.008835" calcext:value-type="float">
            <text:p>0.008835</text:p>
          </table:table-cell>
        </table:table-row>
      </table:table>
      <table:table table:name="Table 5" table:style-name="ta1">
        <table:table-column table:style-name="co3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/>
          <table:table-cell table:style-name="ce6" office:value-type="string" calcext:value-type="string" table:number-columns-spanned="5" table:number-rows-spanned="1">
            <text:p>Predicted</text:p>
          </table:table-cell>
          <table:covered-table-cell table:number-columns-repeated="3" table:style-name="ce1"/>
          <table:covered-table-cell/>
        </table:table-row>
        <table:table-row table:style-name="ro1">
          <table:table-cell table:style-name="ce5" office:value-type="string" calcext:value-type="string" table:number-columns-spanned="1" table:number-rows-spanned="5">
            <text:p>Actual</text:p>
          </table:table-cell>
          <table:table-cell table:style-name="Default"/>
          <table:table-cell table:style-name="ce1" office:value-type="string" calcext:value-type="string">
            <text:p>Damp</text:p>
          </table:table-cell>
          <table:table-cell table:style-name="ce1" office:value-type="string" calcext:value-type="string">
            <text:p>Dry</text:p>
          </table:table-cell>
          <table:table-cell table:style-name="ce1" office:value-type="string" calcext:value-type="string">
            <text:p>Very Dr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covered-table-cell/>
          <table:table-cell office:value-type="string" calcext:value-type="string">
            <text:p>Damp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SUM([.C3:.E3])" office:value-type="float" office:value="287" calcext:value-type="float">
            <text:p>287</text:p>
          </table:table-cell>
        </table:table-row>
        <table:table-row table:style-name="ro1">
          <table:covered-table-cell/>
          <table:table-cell office:value-type="string" calcext:value-type="string">
            <text:p>Dr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:.E4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Very Dry</text:p>
          </table:table-cell>
          <table:table-cell office:value-type="float" office:value="814" calcext:value-type="float">
            <text:p>814</text:p>
          </table:table-cell>
          <table:table-cell office:value-type="float" office:value="1006" calcext:value-type="float">
            <text:p>1006</text:p>
          </table:table-cell>
          <table:table-cell office:value-type="float" office:value="2895" calcext:value-type="float">
            <text:p>2895</text:p>
          </table:table-cell>
          <table:table-cell table:formula="of:=SUM([.C5:.E5])" office:value-type="float" office:value="4715" calcext:value-type="float">
            <text:p>471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:.C5])" office:value-type="float" office:value="1020" calcext:value-type="float">
            <text:p>1020</text:p>
          </table:table-cell>
          <table:table-cell table:formula="of:=SUM([.D3:.D5])" office:value-type="float" office:value="1040" calcext:value-type="float">
            <text:p>1040</text:p>
          </table:table-cell>
          <table:table-cell table:formula="of:=SUM([.E3:.E5])" office:value-type="float" office:value="2942" calcext:value-type="float">
            <text:p>2942</text:p>
          </table:table-cell>
          <table:table-cell table:formula="of:=SUM([.C6:.E6])" office:value-type="float" office:value="5002" calcext:value-type="float">
            <text:p>5002</text:p>
          </table:table-cell>
        </table:table-row>
      </table:table>
      <table:table table:name="Table 6" table:style-name="ta1"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Predicted</text:p>
          </table:table-cell>
          <table:covered-table-cell table:number-columns-repeated="3" table:style-name="ce1"/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6">
            <text:p>Actual</text:p>
          </table:table-cell>
          <table:table-cell table:style-name="Default"/>
          <table:table-cell table:style-name="ce1" office:value-type="string" calcext:value-type="string">
            <text:p>Cool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Mild</text:p>
          </table:table-cell>
          <table:table-cell table:style-name="ce1" office:value-type="string" calcext:value-type="string">
            <text:p>War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covered-table-cell/>
          <table:table-cell office:value-type="string" calcext:value-type="string">
            <text:p>Cool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SUM([.C3:.F3])" office:value-type="float" office:value="236" calcext:value-type="float">
            <text:p>236</text:p>
          </table:table-cell>
        </table:table-row>
        <table:table-row table:style-name="ro1">
          <table:covered-table-cell/>
          <table:table-cell office:value-type="string" calcext:value-type="string">
            <text:p>Hot</text:p>
          </table:table-cell>
          <table:table-cell office:value-type="float" office:value="102" calcext:value-type="float">
            <text:p>102</text:p>
          </table:table-cell>
          <table:table-cell office:value-type="float" office:value="875" calcext:value-type="float">
            <text:p>875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table:formula="of:=SUM([.C4:.F4])" office:value-type="float" office:value="1262" calcext:value-type="float">
            <text:p>1262</text:p>
          </table:table-cell>
        </table:table-row>
        <table:table-row table:style-name="ro1">
          <table:covered-table-cell/>
          <table:table-cell office:value-type="string" calcext:value-type="string">
            <text:p>Mild</text:p>
          </table:table-cell>
          <table:table-cell office:value-type="float" office:value="409" calcext:value-type="float">
            <text:p>409</text:p>
          </table:table-cell>
          <table:table-cell office:value-type="float" office:value="62" calcext:value-type="float">
            <text:p>62</text:p>
          </table:table-cell>
          <table:table-cell office:value-type="float" office:value="699" calcext:value-type="float">
            <text:p>699</text:p>
          </table:table-cell>
          <table:table-cell office:value-type="float" office:value="311" calcext:value-type="float">
            <text:p>311</text:p>
          </table:table-cell>
          <table:table-cell table:formula="of:=SUM([.C5:.F5])" office:value-type="float" office:value="1481" calcext:value-type="float">
            <text:p>1481</text:p>
          </table:table-cell>
        </table:table-row>
        <table:table-row table:style-name="ro1">
          <table:covered-table-cell/>
          <table:table-cell office:value-type="string" calcext:value-type="string">
            <text:p>Warm</text:p>
          </table:table-cell>
          <table:table-cell office:value-type="float" office:value="570" calcext:value-type="float">
            <text:p>570</text:p>
          </table:table-cell>
          <table:table-cell office:value-type="float" office:value="119" calcext:value-type="float">
            <text:p>119</text:p>
          </table:table-cell>
          <table:table-cell office:value-type="float" office:value="567" calcext:value-type="float">
            <text:p>567</text:p>
          </table:table-cell>
          <table:table-cell office:value-type="float" office:value="767" calcext:value-type="float">
            <text:p>767</text:p>
          </table:table-cell>
          <table:table-cell table:formula="of:=SUM([.C6:.F6])" office:value-type="float" office:value="2023" calcext:value-type="float">
            <text:p>20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:.C6])" office:value-type="float" office:value="1204" calcext:value-type="float">
            <text:p>1204</text:p>
          </table:table-cell>
          <table:table-cell table:formula="of:=SUM([.D3:.D6])" office:value-type="float" office:value="1078" calcext:value-type="float">
            <text:p>1078</text:p>
          </table:table-cell>
          <table:table-cell table:formula="of:=SUM([.E3:.E6])" office:value-type="float" office:value="1439" calcext:value-type="float">
            <text:p>1439</text:p>
          </table:table-cell>
          <table:table-cell table:formula="of:=SUM([.F3:.F6])" office:value-type="float" office:value="1281" calcext:value-type="float">
            <text:p>1281</text:p>
          </table:table-cell>
          <table:table-cell table:formula="of:=SUM([.C7:.F7])" office:value-type="float" office:value="5002" calcext:value-type="float">
            <text:p>5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yce Polley</meta:initial-creator>
    <meta:creation-date>2023-02-14T13:34:51.416907266</meta:creation-date>
    <dc:date>2023-02-14T18:34:38.328326401</dc:date>
    <dc:creator>Bryce Polley</dc:creator>
    <meta:editing-duration>PT3H16M</meta:editing-duration>
    <meta:editing-cycles>12</meta:editing-cycles>
    <meta:generator>LibreOffice/7.3.7.2$Linux_X86_64 LibreOffice_project/30$Build-2</meta:generator>
    <meta:document-statistic meta:table-count="6" meta:cell-count="257" meta:object-count="0"/>
  </office:meta>
</office:document-meta>
</file>